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ec7" officeooo:paragraph-rsid="000e6ec7"/>
    </style:style>
    <style:style style:name="P2" style:family="paragraph" style:parent-style-name="Standard">
      <style:text-properties officeooo:rsid="000eff56" officeooo:paragraph-rsid="000eff56"/>
    </style:style>
    <style:style style:name="P3" style:family="paragraph" style:parent-style-name="Standard">
      <style:text-properties officeooo:rsid="0010b509" officeooo:paragraph-rsid="0010b509"/>
    </style:style>
    <style:style style:name="P4" style:family="paragraph" style:parent-style-name="Standard">
      <style:paragraph-properties fo:break-before="pag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fo:padding="0.0193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1</text:p>
      <text:p text:style-name="P3"/>
      <text:p text:style-name="P3"><draw:frame draw:style-name="fr2" draw:name="Object4" text:anchor-type="paragraph" svg:width="4.1374in" svg:height="0.7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1">Problem 6</text:p>
      <text:p text:style-name="P1">(a)</text:p>
      <text:p text:style-name="Standard"><draw:frame draw:style-name="fr1" draw:name="Object1" text:anchor-type="paragraph" svg:width="9in" svg:height="6.3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(b)</text:p>
      <text:p text:style-name="P2"/>
      <text:p text:style-name="P2"><draw:frame draw:style-name="fr1" draw:name="Object2" text:anchor-type="paragraph" svg:width="9in" svg:height="6.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paragraph" svg:width="9in" svg:height="5.95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1:36:00.810791201</meta:creation-date>
    <dc:date>2017-04-13T22:55:46.336047234</dc:date>
    <meta:editing-duration>P1DT21H18M36S</meta:editing-duration>
    <meta:editing-cycles>4</meta:editing-cycles>
    <meta:generator>LibreOffice/4.2.8.2$Linux_X86_64 LibreOffice_project/420m0$Build-2</meta:generator>
    <meta:document-statistic meta:table-count="0" meta:image-count="0" meta:object-count="4" meta:page-count="4" meta:paragraph-count="4" meta:word-count="6" meta:character-count="24" meta:non-whitespace-character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x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x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-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81" calcext:value-type="float">
            <text:p>0.581</text:p>
          </table:table-cell>
          <table:table-cell office:value-type="float" office:value="0.799" calcext:value-type="float">
            <text:p>0.7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39" calcext:value-type="float">
            <text:p>0.93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5" calcext:value-type="float">
            <text:p>0.305</text:p>
          </table:table-cell>
          <table:table-cell office:value-type="float" office:value="-0" calcext:value-type="float">
            <text:p>0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988" calcext:value-type="float">
            <text:p>-0.988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305" calcext:value-type="float">
            <text:p>-0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559" calcext:value-type="float">
            <text:p>0.559</text:p>
          </table:table-cell>
          <table:table-cell office:value-type="float" office:value="0.77" calcext:value-type="float">
            <text:p>0.7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5" calcext:value-type="float">
            <text:p>0.905</text:p>
          </table:table-cell>
          <table:table-cell office:value-type="float" office:value="0.77" calcext:value-type="float">
            <text:p>0.77</text:p>
          </table:table-cell>
          <table:table-cell office:value-type="float" office:value="0.559" calcext:value-type="float">
            <text:p>0.559</text:p>
          </table:table-cell>
          <table:table-cell office:value-type="float" office:value="0.294" calcext:value-type="float">
            <text:p>0.294</text:p>
          </table:table-cell>
          <table:table-cell office:value-type="float" office:value="-0" calcext:value-type="float">
            <text:p>0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559" calcext:value-type="float">
            <text:p>-0.559</text:p>
          </table:table-cell>
          <table:table-cell office:value-type="float" office:value="-0.77" calcext:value-type="float">
            <text:p>-0.77</text:p>
          </table:table-cell>
          <table:table-cell office:value-type="float" office:value="-0.905" calcext:value-type="float">
            <text:p>-0.905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905" calcext:value-type="float">
            <text:p>-0.90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559" calcext:value-type="float">
            <text:p>-0.559</text:p>
          </table:table-cell>
          <table:table-cell office:value-type="float" office:value="-0.294" calcext:value-type="float">
            <text:p>-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721" calcext:value-type="float">
            <text:p>0.72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276" calcext:value-type="float">
            <text:p>0.276</text:p>
          </table:table-cell>
          <table:table-cell office:value-type="float" office:value="-0" calcext:value-type="float">
            <text:p>0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848" calcext:value-type="float">
            <text:p>-0.848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848" calcext:value-type="float">
            <text:p>-0.848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655" calcext:value-type="float">
            <text:p>0.655</text:p>
          </table:table-cell>
          <table:table-cell office:value-type="float" office:value="0.771" calcext:value-type="float">
            <text:p>0.771</text:p>
          </table:table-cell>
          <table:table-cell office:value-type="float" office:value="0.81" calcext:value-type="float">
            <text:p>0.81</text:p>
          </table:table-cell>
          <table:table-cell office:value-type="float" office:value="0.771" calcext:value-type="float">
            <text:p>0.771</text:p>
          </table:table-cell>
          <table:table-cell office:value-type="float" office:value="0.655" calcext:value-type="float">
            <text:p>0.6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25" calcext:value-type="float">
            <text:p>0.25</text:p>
          </table:table-cell>
          <table:table-cell office:value-type="float" office:value="-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417" calcext:value-type="float">
            <text:p>0.417</text:p>
          </table:table-cell>
          <table:table-cell office:value-type="float" office:value="0.573" calcext:value-type="float">
            <text:p>0.5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73" calcext:value-type="float">
            <text:p>0.573</text:p>
          </table:table-cell>
          <table:table-cell office:value-type="float" office:value="0.417" calcext:value-type="float">
            <text:p>0.417</text:p>
          </table:table-cell>
          <table:table-cell office:value-type="float" office:value="0.219" calcext:value-type="float">
            <text:p>0.219</text:p>
          </table:table-cell>
          <table:table-cell office:value-type="float" office:value="-0" calcext:value-type="float">
            <text:p>0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219" calcext:value-type="float">
            <text:p>-0.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" calcext:value-type="float">
            <text:p>0.59</text:p>
          </table:table-cell>
          <table:table-cell office:value-type="float" office:value="0.561" calcext:value-type="float">
            <text:p>0.5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347" calcext:value-type="float">
            <text:p>0.347</text:p>
          </table:table-cell>
          <table:table-cell office:value-type="float" office:value="0.182" calcext:value-type="float">
            <text:p>0.182</text:p>
          </table:table-cell>
          <table:table-cell office:value-type="float" office:value="-0" calcext:value-type="float">
            <text:p>0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59" calcext:value-type="float">
            <text:p>-0.59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182" calcext:value-type="float">
            <text:p>-0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7" calcext:value-type="float">
            <text:p>0.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9" calcext:value-type="float">
            <text:p>0.269</text:p>
          </table:table-cell>
          <table:table-cell office:value-type="float" office:value="0.141" calcext:value-type="float">
            <text:p>0.141</text:p>
          </table:table-cell>
          <table:table-cell office:value-type="float" office:value="-0" calcext:value-type="float">
            <text:p>0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141" calcext:value-type="float">
            <text:p>-0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3" calcext:value-type="float">
            <text:p>0.31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7" calcext:value-type="float">
            <text:p>0.097</text:p>
          </table:table-cell>
          <table:table-cell office:value-type="float" office:value="-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" calcext:value-type="float">
            <text:p>0.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" calcext:value-type="float">
            <text:p>0.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table:number-columns-repeated="3"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47" calcext:value-type="float">
            <text:p>-0.04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46" calcext:value-type="float">
            <text:p>0.2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39" calcext:value-type="float">
            <text:p>-0.139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3" calcext:value-type="float">
            <text:p>0.36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6" calcext:value-type="float">
            <text:p>0.42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18" calcext:value-type="float">
            <text:p>-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2" calcext:value-type="float">
            <text:p>0.582</text:p>
          </table:table-cell>
          <table:table-cell office:value-type="float" office:value="0.554" calcext:value-type="float">
            <text:p>0.554</text:p>
          </table:table-cell>
          <table:table-cell office:value-type="float" office:value="0.471" calcext:value-type="float">
            <text:p>0.471</text:p>
          </table:table-cell>
          <table:table-cell office:value-type="float" office:value="0.342" calcext:value-type="float">
            <text:p>0.3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668" calcext:value-type="float">
            <text:p>-0.668</text:p>
          </table:table-cell>
          <table:table-cell office:value-type="float" office:value="-0.702" calcext:value-type="float">
            <text:p>-0.702</text:p>
          </table:table-cell>
          <table:table-cell office:value-type="float" office:value="-0.668" calcext:value-type="float">
            <text:p>-0.668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217" calcext:value-type="float">
            <text:p>-0.217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3" calcext:value-type="float">
            <text:p>0.413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8" calcext:value-type="float">
            <text:p>0.66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13" calcext:value-type="float">
            <text:p>0.41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804" calcext:value-type="float">
            <text:p>-0.804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249" calcext:value-type="float">
            <text:p>-0.249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51" calcext:value-type="float">
            <text:p>0.651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4" calcext:value-type="float">
            <text:p>0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1" calcext:value-type="float">
            <text:p>0.6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522" calcext:value-type="float">
            <text:p>-0.522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522" calcext:value-type="float">
            <text:p>-0.522</text:p>
          </table:table-cell>
          <table:table-cell office:value-type="float" office:value="-0.274" calcext:value-type="float">
            <text:p>-0.274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0.522" calcext:value-type="float">
            <text:p>0.522</text:p>
          </table:table-cell>
          <table:table-cell office:value-type="float" office:value="0.718" calcext:value-type="float">
            <text:p>0.71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44" calcext:value-type="float">
            <text:p>0.8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948" calcext:value-type="float">
            <text:p>-0.948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557" calcext:value-type="float">
            <text:p>0.557</text:p>
          </table:table-cell>
          <table:table-cell office:value-type="float" office:value="0.767" calcext:value-type="float">
            <text:p>0.7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02" calcext:value-type="float">
            <text:p>0.902</text:p>
          </table:table-cell>
          <table:table-cell office:value-type="float" office:value="0.767" calcext:value-type="float">
            <text:p>0.767</text:p>
          </table:table-cell>
          <table:table-cell office:value-type="float" office:value="0.557" calcext:value-type="float">
            <text:p>0.557</text:p>
          </table:table-cell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98" calcext:value-type="float">
            <text:p>-0.798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86" calcext:value-type="float">
            <text:p>-0.986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798" calcext:value-type="float">
            <text:p>-0.798</text:p>
          </table:table-cell>
          <table:table-cell office:value-type="float" office:value="-0.58" calcext:value-type="float">
            <text:p>-0.58</text:p>
          </table:table-cell>
          <table:table-cell office:value-type="float" office:value="-0.305" calcext:value-type="float">
            <text:p>-0.305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8" calcext:value-type="float">
            <text:p>0.58</text:p>
          </table:table-cell>
          <table:table-cell office:value-type="float" office:value="0.798" calcext:value-type="float">
            <text:p>0.79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38" calcext:value-type="float">
            <text:p>0.938</text:p>
          </table:table-cell>
          <table:table-cell office:value-type="float" office:value="0.798" calcext:value-type="float">
            <text:p>0.798</text:p>
          </table:table-cell>
          <table:table-cell office:value-type="float" office:value="0.58" calcext:value-type="float">
            <text:p>0.58</text:p>
          </table:table-cell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8" calcext:value-type="float">
            <text:p>-0.8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8" calcext:value-type="float">
            <text:p>-0.8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581" calcext:value-type="float">
            <text:p>0.581</text:p>
          </table:table-cell>
          <table:table-cell office:value-type="float" office:value="0.8" calcext:value-type="float">
            <text:p>0.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1" calcext:value-type="float">
            <text:p>0.941</text:p>
          </table:table-cell>
          <table:table-cell office:value-type="float" office:value="0.8" calcext:value-type="float">
            <text:p>0.8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908" calcext:value-type="float">
            <text:p>-0.908</text:p>
          </table:table-cell>
          <table:table-cell office:value-type="float" office:value="-0.954" calcext:value-type="float">
            <text:p>-0.954</text:p>
          </table:table-cell>
          <table:table-cell office:value-type="float" office:value="-0.908" calcext:value-type="float">
            <text:p>-0.908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61" calcext:value-type="float">
            <text:p>0.56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72" calcext:value-type="float">
            <text:p>0.772</text:p>
          </table:table-cell>
          <table:table-cell office:value-type="float" office:value="0.561" calcext:value-type="float">
            <text:p>0.561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896" calcext:value-type="float">
            <text:p>-0.896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527" calcext:value-type="float">
            <text:p>0.527</text:p>
          </table:table-cell>
          <table:table-cell office:value-type="float" office:value="0.725" calcext:value-type="float">
            <text:p>0.72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76" calcext:value-type="float">
            <text:p>-0.776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776" calcext:value-type="float">
            <text:p>-0.776</text:p>
          </table:table-cell>
          <table:table-cell office:value-type="float" office:value="-0.66" calcext:value-type="float">
            <text:p>-0.6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0.681" calcext:value-type="float">
            <text:p>0.681</text:p>
          </table:table-cell>
          <table:table-cell office:value-type="float" office:value="0.716" calcext:value-type="float">
            <text:p>0.716</text:p>
          </table:table-cell>
          <table:table-cell office:value-type="float" office:value="0.681" calcext:value-type="float">
            <text:p>0.681</text:p>
          </table:table-cell>
          <table:table-cell office:value-type="float" office:value="0.579" calcext:value-type="float">
            <text:p>0.579</text:p>
          </table:table-cell>
          <table:table-cell office:value-type="float" office:value="0.421" calcext:value-type="float">
            <text:p>0.421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569" calcext:value-type="float">
            <text:p>-0.569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569" calcext:value-type="float">
            <text:p>-0.569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84" calcext:value-type="float">
            <text:p>0.484</text:p>
          </table:table-cell>
          <table:table-cell office:value-type="float" office:value="0.351" calcext:value-type="float">
            <text:p>0.351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7" calcext:value-type="float">
            <text:p>0.3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" calcext:value-type="float">
            <text:p>0.2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" calcext:value-type="float">
            <text:p>0.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" calcext:value-type="float">
            <text:p>-0.1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" calcext:value-type="float">
            <text:p>-0.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" calcext:value-type="float">
            <text:p>0.2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" calcext:value-type="float">
            <text:p>0.28</text:p>
          </table:table-cell>
          <table:table-cell office:value-type="float" office:value="0.238" calcext:value-type="float">
            <text:p>0.23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136" calcext:value-type="float">
            <text:p>-0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338" calcext:value-type="float">
            <text:p>0.3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46" calcext:value-type="float">
            <text:p>0.5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38" calcext:value-type="float">
            <text:p>0.338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574" calcext:value-type="float">
            <text:p>-0.574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177" calcext:value-type="float">
            <text:p>-0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1" calcext:value-type="float">
            <text:p>0.661</text:p>
          </table:table-cell>
          <table:table-cell office:value-type="float" office:value="0.562" calcext:value-type="float">
            <text:p>0.5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562" calcext:value-type="float">
            <text:p>-0.562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95" calcext:value-type="float">
            <text:p>-0.695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562" calcext:value-type="float">
            <text:p>-0.562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215" calcext:value-type="float">
            <text:p>-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469" calcext:value-type="float">
            <text:p>0.469</text:p>
          </table:table-cell>
          <table:table-cell office:value-type="float" office:value="0.646" calcext:value-type="float">
            <text:p>0.646</text:p>
          </table:table-cell>
          <table:table-cell office:value-type="float" office:value="0.76" calcext:value-type="float">
            <text:p>0.7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6" calcext:value-type="float">
            <text:p>0.76</text:p>
          </table:table-cell>
          <table:table-cell office:value-type="float" office:value="0.646" calcext:value-type="float">
            <text:p>0.646</text:p>
          </table:table-cell>
          <table:table-cell office:value-type="float" office:value="0.469" calcext:value-type="float">
            <text:p>0.469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247" calcext:value-type="float">
            <text:p>-0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19" calcext:value-type="float">
            <text:p>0.51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4" calcext:value-type="float">
            <text:p>0.84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" calcext:value-type="float">
            <text:p>0.84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84" calcext:value-type="float">
            <text:p>-0.84</text:p>
          </table:table-cell>
          <table:table-cell office:value-type="float" office:value="-0.883" calcext:value-type="float">
            <text:p>-0.883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273" calcext:value-type="float">
            <text:p>-0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556" calcext:value-type="float">
            <text:p>0.556</text:p>
          </table:table-cell>
          <table:table-cell office:value-type="float" office:value="0.765" calcext:value-type="float">
            <text:p>0.76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9" calcext:value-type="float">
            <text:p>0.89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6" calcext:value-type="float">
            <text:p>0.556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945" calcext:value-type="float">
            <text:p>-0.945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292" calcext:value-type="float">
            <text:p>-0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79" calcext:value-type="float">
            <text:p>0.5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6" calcext:value-type="float">
            <text:p>0.936</text:p>
          </table:table-cell>
          <table:table-cell office:value-type="float" office:value="0.797" calcext:value-type="float">
            <text:p>0.7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985" calcext:value-type="float">
            <text:p>-0.985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304" calcext:value-type="float">
            <text:p>-0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6:03.610244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x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x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98" calcext:value-type="float">
            <text:p>0.79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9" calcext:value-type="float">
            <text:p>0.86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9" calcext:value-type="float">
            <text:p>0.819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97" calcext:value-type="float">
            <text:p>0.69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87" calcext:value-type="float">
            <text:p>0.687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7" calcext:value-type="float">
            <text:p>0.68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" calcext:value-type="float">
            <text:p>0.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5" calcext:value-type="float">
            <text:p>0.59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98" calcext:value-type="float">
            <text:p>0.498</text:p>
          </table:table-cell>
          <table:table-cell office:value-type="float" office:value="0.585" calcext:value-type="float">
            <text:p>0.585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5" calcext:value-type="float">
            <text:p>0.605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23" calcext:value-type="float">
            <text:p>0.623</text:p>
          </table:table-cell>
          <table:table-cell office:value-type="float" office:value="0.585" calcext:value-type="float">
            <text:p>0.58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" calcext:value-type="float">
            <text:p>0.5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" calcext:value-type="float">
            <text:p>0.5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3" calcext:value-type="float">
            <text:p>0.48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1" calcext:value-type="float">
            <text:p>0.461</text:p>
          </table:table-cell>
          <table:table-cell office:value-type="float" office:value="0.393" calcext:value-type="float">
            <text:p>0.39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6" calcext:value-type="float">
            <text:p>0.3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" calcext:value-type="float">
            <text:p>0.3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" calcext:value-type="float">
            <text:p>0.36</text:p>
          </table:table-cell>
          <table:table-cell office:value-type="float" office:value="0.292" calcext:value-type="float">
            <text:p>0.2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81" calcext:value-type="float">
            <text:p>0.28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4" calcext:value-type="float">
            <text:p>0.3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" calcext:value-type="float">
            <text:p>0.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" calcext:value-type="float">
            <text:p>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0.058" calcext:value-type="float">
            <text:p>-0.058</text:p>
          </table:table-cell>
          <table:table-cell table:number-columns-repeated="2" office:value-type="float" office:value="-0.106" calcext:value-type="float">
            <text:p>-0.10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88" calcext:value-type="float">
            <text:p>-0.088</text:p>
          </table:table-cell>
          <table:table-cell table:number-columns-repeated="2" office:value-type="float" office:value="-0.106" calcext:value-type="float">
            <text:p>-0.10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" calcext:value-type="float">
            <text:p>-0.3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3" calcext:value-type="float">
            <text:p>-0.3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34" calcext:value-type="float">
            <text:p>-0.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67" calcext:value-type="float">
            <text:p>-0.667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667" calcext:value-type="float">
            <text:p>-0.667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98" calcext:value-type="float">
            <text:p>-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9" calcext:value-type="float">
            <text:p>-0.49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839" calcext:value-type="float">
            <text:p>-0.839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839" calcext:value-type="float">
            <text:p>-0.839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49" calcext:value-type="float">
            <text:p>-0.4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2" calcext:value-type="float">
            <text:p>-0.2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728" calcext:value-type="float">
            <text:p>-0.728</text:p>
          </table:table-cell>
          <table:table-cell office:value-type="float" office:value="-0.82" calcext:value-type="float">
            <text:p>-0.82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81" calcext:value-type="float">
            <text:p>-0.881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2" calcext:value-type="float">
            <text:p>-0.82</text:p>
          </table:table-cell>
          <table:table-cell office:value-type="float" office:value="-0.728" calcext:value-type="float">
            <text:p>-0.728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" calcext:value-type="float">
            <text:p>-0.2</text:p>
          </table:table-cell>
          <table:table-cell office:value-type="float" office:value="-0.095" calcext:value-type="float">
            <text:p>-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921" calcext:value-type="float">
            <text:p>-0.921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8:18.934135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 table:number-rows-repeated="42">
          <table:table-cell table:number-columns-repeated="22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912" calcext:value-type="float">
            <text:p>-0.912</text:p>
          </table:table-cell>
          <table:table-cell office:value-type="float" office:value="-0.952" calcext:value-type="float">
            <text:p>-0.952</text:p>
          </table:table-cell>
          <table:table-cell office:value-type="float" office:value="-0.912" calcext:value-type="float">
            <text:p>-0.912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097" calcext:value-type="float">
            <text:p>-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7" calcext:value-type="float">
            <text:p>-0.77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77" calcext:value-type="float">
            <text:p>-0.7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394" calcext:value-type="float">
            <text:p>-0.394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829" calcext:value-type="float">
            <text:p>-0.829</text:p>
          </table:table-cell>
          <table:table-cell office:value-type="float" office:value="-0.861" calcext:value-type="float">
            <text:p>-0.861</text:p>
          </table:table-cell>
          <table:table-cell office:value-type="float" office:value="-0.829" calcext:value-type="float">
            <text:p>-0.829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61" calcext:value-type="float">
            <text:p>-0.61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1" calcext:value-type="float">
            <text:p>-0.31</text:p>
          </table:table-cell>
          <table:table-cell office:value-type="float" office:value="-0.4" calcext:value-type="float">
            <text:p>-0.4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15" calcext:value-type="float">
            <text:p>-0.715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715" calcext:value-type="float">
            <text:p>-0.715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4" calcext:value-type="float">
            <text:p>-0.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49" calcext:value-type="float">
            <text:p>-0.49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09" calcext:value-type="float">
            <text:p>-0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4" calcext:value-type="float">
            <text:p>-0.4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4" calcext:value-type="float">
            <text:p>-0.4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03" calcext:value-type="float">
            <text:p>-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094" calcext:value-type="float">
            <text:p>-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" calcext:value-type="float">
            <text:p>-0.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" calcext:value-type="float">
            <text:p>-0.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01" calcext:value-type="float">
            <text:p>-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82" calcext:value-type="float">
            <text:p>-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9" calcext:value-type="float">
            <text:p>-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6" calcext:value-type="float">
            <text:p>-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" calcext:value-type="float">
            <text:p>0.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" calcext:value-type="float">
            <text:p>0.0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7" calcext:value-type="float">
            <text:p>0.247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" calcext:value-type="float">
            <text:p>0.3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5" calcext:value-type="float">
            <text:p>0.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7" calcext:value-type="float">
            <text:p>0.4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201" calcext:value-type="float">
            <text:p>0.2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" calcext:value-type="float">
            <text:p>0.45</text:p>
          </table:table-cell>
          <table:table-cell office:value-type="float" office:value="0.485" calcext:value-type="float">
            <text:p>0.485</text:p>
          </table:table-cell>
          <table:table-cell office:value-type="float" office:value="0.52" calcext:value-type="float">
            <text:p>0.52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2" calcext:value-type="float">
            <text:p>0.5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5" calcext:value-type="float">
            <text:p>0.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4" calcext:value-type="float">
            <text:p>0.50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6" calcext:value-type="float">
            <text:p>0.59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89" calcext:value-type="float">
            <text:p>0.189</text:p>
          </table:table-cell>
          <table:table-cell office:value-type="float" office:value="0.318" calcext:value-type="float">
            <text:p>0.31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4" calcext:value-type="float">
            <text:p>0.69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36" calcext:value-type="float">
            <text:p>0.6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394" calcext:value-type="float">
            <text:p>0.3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9" calcext:value-type="float">
            <text:p>0.3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4" calcext:value-type="float">
            <text:p>0.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" calcext:value-type="float">
            <text:p>0.64</text:p>
          </table:table-cell>
          <table:table-cell office:value-type="float" office:value="0.533" calcext:value-type="float">
            <text:p>0.533</text:p>
          </table:table-cell>
          <table:table-cell office:value-type="float" office:value="0.39" calcext:value-type="float">
            <text:p>0.3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94" calcext:value-type="float">
            <text:p>0.394</text:p>
          </table:table-cell>
          <table:table-cell office:value-type="float" office:value="0.513" calcext:value-type="float">
            <text:p>0.513</text:p>
          </table:table-cell>
          <table:table-cell office:value-type="float" office:value="0.634" calcext:value-type="float">
            <text:p>0.63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93" calcext:value-type="float">
            <text:p>0.793</text:p>
          </table:table-cell>
          <table:table-cell table:number-columns-repeated="3" office:value-type="float" office:value="0.826" calcext:value-type="float">
            <text:p>0.8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9" calcext:value-type="float">
            <text:p>0.729</text:p>
          </table:table-cell>
          <table:table-cell office:value-type="float" office:value="0.634" calcext:value-type="float">
            <text:p>0.634</text:p>
          </table:table-cell>
          <table:table-cell office:value-type="float" office:value="0.513" calcext:value-type="float">
            <text:p>0.5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1" calcext:value-type="float">
            <text:p>0.621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5" calcext:value-type="float">
            <text:p>0.85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21" calcext:value-type="float">
            <text:p>0.6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82" calcext:value-type="float">
            <text:p>0.482</text:p>
          </table:table-cell>
          <table:table-cell office:value-type="float" office:value="0.607" calcext:value-type="float">
            <text:p>0.60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7" calcext:value-type="float">
            <text:p>0.607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2" calcext:value-type="float">
            <text:p>0.39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96" calcext:value-type="float">
            <text:p>0.5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83" calcext:value-type="float">
            <text:p>0.8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" calcext:value-type="float">
            <text:p>0.83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6" calcext:value-type="float">
            <text:p>0.596</text:p>
          </table:table-cell>
          <table:table-cell office:value-type="float" office:value="0.479" calcext:value-type="float">
            <text:p>0.4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19" calcext:value-type="float">
            <text:p>0.3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9:30.09639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90.051" calcext:value-type="float">
            <text:p>1690.051</text:p>
          </table:table-cell>
          <table:table-cell office:value-type="float" office:value="1689.002" calcext:value-type="float">
            <text:p>1689.002</text:p>
          </table:table-cell>
          <table:table-cell office:value-type="float" office:value="1686.298" calcext:value-type="float">
            <text:p>1686.298</text:p>
          </table:table-cell>
          <table:table-cell office:value-type="float" office:value="1685.297" calcext:value-type="float">
            <text:p>1685.297</text:p>
          </table:table-cell>
          <table:table-cell office:value-type="float" office:value="1685.008" calcext:value-type="float">
            <text:p>1685.008</text:p>
          </table:table-cell>
          <table:table-cell office:value-type="float" office:value="1684.949" calcext:value-type="float">
            <text:p>1684.949</text:p>
          </table:table-cell>
        </table:table-row>
        <table:table-row table:style-name="ro1">
          <table:table-cell office:value-type="float" office:value="1293.128" calcext:value-type="float">
            <text:p>1293.128</text:p>
          </table:table-cell>
          <table:table-cell office:value-type="float" office:value="1249.916" calcext:value-type="float">
            <text:p>1249.916</text:p>
          </table:table-cell>
          <table:table-cell office:value-type="float" office:value="1137.383" calcext:value-type="float">
            <text:p>1137.383</text:p>
          </table:table-cell>
          <table:table-cell office:value-type="float" office:value="1096.808" calcext:value-type="float">
            <text:p>1096.808</text:p>
          </table:table-cell>
          <table:table-cell office:value-type="float" office:value="1085.233" calcext:value-type="float">
            <text:p>1085.233</text:p>
          </table:table-cell>
          <table:table-cell office:value-type="float" office:value="1082.832" calcext:value-type="float">
            <text:p>1082.832</text:p>
          </table:table-cell>
        </table:table-row>
        <table:table-row table:style-name="ro1">
          <table:table-cell office:value-type="float" office:value="982.63" calcext:value-type="float">
            <text:p>982.63</text:p>
          </table:table-cell>
          <table:table-cell office:value-type="float" office:value="880.151" calcext:value-type="float">
            <text:p>880.151</text:p>
          </table:table-cell>
          <table:table-cell office:value-type="float" office:value="516.509" calcext:value-type="float">
            <text:p>516.509</text:p>
          </table:table-cell>
          <table:table-cell office:value-type="float" office:value="479.321" calcext:value-type="float">
            <text:p>479.321</text:p>
          </table:table-cell>
          <table:table-cell office:value-type="float" office:value="476.285" calcext:value-type="float">
            <text:p>476.285</text:p>
          </table:table-cell>
          <table:table-cell office:value-type="float" office:value="475.912" calcext:value-type="float">
            <text:p>475.912</text:p>
          </table:table-cell>
        </table:table-row>
        <table:table-row table:style-name="ro1">
          <table:table-cell office:value-type="float" office:value="877.09" calcext:value-type="float">
            <text:p>877.09</text:p>
          </table:table-cell>
          <table:table-cell office:value-type="float" office:value="771.549" calcext:value-type="float">
            <text:p>771.549</text:p>
          </table:table-cell>
          <table:table-cell office:value-type="float" office:value="448.806" calcext:value-type="float">
            <text:p>448.806</text:p>
          </table:table-cell>
          <table:table-cell table:number-columns-repeated="3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22:55:07.55340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